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6" draw:text-style-name="P1" draw:layer="layout" draw:type="line" svg:x1="6.784cm" svg:y1="3.508cm" svg:x2="10.45cm" svg:y2="5.024cm" draw:start-shape="id1" draw:start-glue-point="10" svg:d="M6784 3508l3666 1516" svg:viewBox="0 0 3667 1517">
          <text:p/>
        </draw:connector>
        <draw:connector draw:style-name="gr7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6" draw:text-style-name="P1" draw:layer="layout" draw:type="line" svg:x1="16.587cm" svg:y1="7.508cm" svg:x2="12.56cm" svg:y2="7.503cm" draw:start-shape="id3" draw:start-glue-point="6" svg:d="M16587 7508l-4027-5" svg:viewBox="0 0 4028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47:45.528481583</dc:date>
    <dc:creator>elucterio </dc:creator>
    <meta:editing-duration>PT1H5M57S</meta:editing-duration>
    <meta:editing-cycles>29</meta:editing-cycles>
    <meta:generator>LibreOffice/4.2.8.2$Linux_X86_64 LibreOffice_project/420m0$Build-2</meta:generator>
    <meta:document-statistic meta:object-count="28"/>
  </office:meta>
</office:document-meta>
</file>